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5c47e" officeooo:paragraph-rsid="0005c47e"/>
    </style:style>
    <style:style style:name="P2" style:family="paragraph" style:parent-style-name="Standard">
      <style:paragraph-properties fo:text-align="center" style:justify-single-word="false"/>
      <style:text-properties officeooo:rsid="0005c47e" officeooo:paragraph-rsid="0006fabe"/>
    </style:style>
    <style:style style:name="P3" style:family="paragraph" style:parent-style-name="Standard">
      <style:paragraph-properties fo:text-align="start" style:justify-single-word="false"/>
      <style:text-properties officeooo:rsid="0005c47e" officeooo:paragraph-rsid="0005c47e"/>
    </style:style>
    <style:style style:name="P4" style:family="paragraph" style:parent-style-name="Standard">
      <style:paragraph-properties fo:text-align="start" style:justify-single-word="false"/>
      <style:text-properties officeooo:rsid="00063581" officeooo:paragraph-rsid="00063581"/>
    </style:style>
    <style:style style:name="P5" style:family="paragraph" style:parent-style-name="Standard">
      <style:paragraph-properties fo:text-align="start" style:justify-single-word="false"/>
      <style:text-properties officeooo:rsid="00066f35" officeooo:paragraph-rsid="00066f35"/>
    </style:style>
    <style:style style:name="P6" style:family="paragraph" style:parent-style-name="Standard">
      <style:paragraph-properties fo:text-align="start" style:justify-single-word="false"/>
      <style:text-properties officeooo:rsid="00066f35" officeooo:paragraph-rsid="0007b7f6"/>
    </style:style>
    <style:style style:name="P7" style:family="paragraph" style:parent-style-name="Standard">
      <style:paragraph-properties fo:text-align="start" style:justify-single-word="false"/>
      <style:text-properties officeooo:rsid="000a61f3" officeooo:paragraph-rsid="000a61f3"/>
    </style:style>
    <style:style style:name="P8" style:family="paragraph" style:parent-style-name="Standard">
      <style:paragraph-properties fo:text-align="start" style:justify-single-word="false"/>
      <style:text-properties officeooo:rsid="000baf5e" officeooo:paragraph-rsid="000baf5e"/>
    </style:style>
    <style:style style:name="P9" style:family="paragraph" style:parent-style-name="Standard">
      <style:paragraph-properties fo:text-align="start" style:justify-single-word="false"/>
      <style:text-properties officeooo:rsid="000f9d66" officeooo:paragraph-rsid="00104817"/>
    </style:style>
    <style:style style:name="P10" style:family="paragraph" style:parent-style-name="Standard">
      <style:paragraph-properties fo:text-align="start" style:justify-single-word="false"/>
      <style:text-properties officeooo:rsid="00104817" officeooo:paragraph-rsid="00104817"/>
    </style:style>
    <style:style style:name="P11" style:family="paragraph" style:parent-style-name="Standard">
      <style:paragraph-properties fo:text-align="start" style:justify-single-word="false"/>
      <style:text-properties officeooo:rsid="0011ab37" officeooo:paragraph-rsid="0011ab3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paragraph-properties fo:text-align="start" style:justify-single-word="false"/>
      <style:text-properties officeooo:rsid="002745ce" officeooo:paragraph-rsid="002745ce"/>
    </style:style>
    <style:style style:name="P25" style:family="paragraph" style:parent-style-name="Standard">
      <style:paragraph-properties fo:text-align="start" style:justify-single-word="false" fo:break-before="page"/>
      <style:text-properties officeooo:rsid="00066f35" officeooo:paragraph-rsid="00066f35"/>
    </style:style>
    <style:style style:name="P26" style:family="paragraph" style:parent-style-name="Standard">
      <style:paragraph-properties fo:text-align="start" style:justify-single-word="false" fo:break-before="page"/>
      <style:text-properties officeooo:rsid="000a61f3" officeooo:paragraph-rsid="000a61f3"/>
    </style:style>
    <style:style style:name="P27" style:family="paragraph" style:parent-style-name="Standard">
      <style:paragraph-properties fo:text-align="start" style:justify-single-word="false" fo:break-before="page"/>
      <style:text-properties officeooo:rsid="000baf5e" officeooo:paragraph-rsid="000baf5e"/>
    </style:style>
    <style:style style:name="P28" style:family="paragraph" style:parent-style-name="Illustration_20_Index_20_Heading">
      <style:paragraph-properties fo:break-before="page"/>
    </style:style>
    <style:style style:name="P29" style:family="paragraph" style:parent-style-name="Table_20_index_20_heading">
      <style:paragraph-properties fo:break-before="page"/>
    </style:style>
    <style:style style:name="P30" style:family="paragraph" style:parent-style-name="Bibliography_20_Heading">
      <style:paragraph-properties fo:break-before="page"/>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7cm" style:type="right" style:leader-style="dotted" style:leader-text="."/>
        </style:tab-stops>
      </style:paragraph-properties>
    </style:style>
    <style:style style:name="P35" style:family="paragraph" style:parent-style-name="Footnote">
      <style:text-properties officeooo:rsid="001a0a9d" officeooo:paragraph-rsid="001a0a9d"/>
    </style:style>
    <style:style style:name="P36" style:family="paragraph" style:parent-style-name="Footnote">
      <style:text-properties officeooo:paragraph-rsid="001eb0ef"/>
    </style:style>
    <style:style style:name="P37" style:family="paragraph" style:parent-style-name="Heading_20_1">
      <style:paragraph-properties fo:break-before="page"/>
    </style:style>
    <style:style style:name="T1" style:family="text">
      <style:text-properties officeooo:rsid="00066f35"/>
    </style:style>
    <style:style style:name="T2" style:family="text">
      <style:text-properties officeooo:rsid="0006fabe"/>
    </style:style>
    <style:style style:name="T3" style:family="text">
      <style:text-properties fo:font-style="italic" style:font-style-asian="italic"/>
    </style:style>
    <style:style style:name="T4" style:family="text">
      <style:text-properties officeooo:rsid="00104817"/>
    </style:style>
    <style:style style:name="T5" style:family="text">
      <style:text-properties officeooo:rsid="0011ab37"/>
    </style:style>
    <style:style style:name="T6" style:family="text">
      <style:text-properties officeooo:rsid="0015cbb8"/>
    </style:style>
    <style:style style:name="T7" style:family="text">
      <style:text-properties officeooo:rsid="001c3bee"/>
    </style:style>
    <style:style style:name="T8" style:family="text">
      <style:text-properties officeooo:rsid="001de181"/>
    </style:style>
    <style:style style:name="T9" style:family="text">
      <style:text-properties officeooo:rsid="001eb0ef"/>
    </style:style>
    <style:style style:name="T10" style:family="text">
      <style:text-properties style:font-name="Liberation Serif" fo:font-size="12pt" officeooo:rsid="001c3bee"/>
    </style:style>
    <style:style style:name="T11" style:family="text">
      <style:text-properties style:font-name="Liberation Serif" fo:font-size="12pt" officeooo:rsid="001de181"/>
    </style:style>
    <style:style style:name="T12" style:family="text">
      <style:text-properties officeooo:rsid="00208a71"/>
    </style:style>
    <style:style style:name="T13" style:family="text">
      <style:text-properties fo:font-variant="normal" fo:text-transform="none" style:text-position="0% 100%" fo:font-style="normal" style:text-underline-style="none" fo:font-weight="normal"/>
    </style:style>
    <style:style style:name="T14" style:family="text">
      <style:text-properties officeooo:rsid="00226278"/>
    </style:style>
    <style:style style:name="T15" style:family="text">
      <style:text-properties officeooo:rsid="00233114"/>
    </style:style>
    <style:style style:name="T16" style:family="text">
      <style:text-properties officeooo:rsid="0024609a"/>
    </style:style>
    <style:style style:name="T17" style:family="text">
      <style:text-properties officeooo:rsid="0027b341"/>
    </style:style>
    <style:style style:name="T18" style:family="text">
      <style:text-properties officeooo:rsid="0028b489"/>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tät Leipzig</text:p>
      <text:p text:style-name="P1">Fakultät für Mathematik und Informatik</text:p>
      <text:p text:style-name="P1">Institut für Informatik</text:p>
      <text:p text:style-name="P1"/>
      <text:p text:style-name="P2">Implementierung eines <text:span text:style-name="T1">Dokumentenmanagementsystems</text:span> mit einer Graphdatenbank auf Basis der DIN EN 82045 Norm</text:p>
      <text:p text:style-name="P1"/>
      <text:p text:style-name="P1"/>
      <text:p text:style-name="P1"/>
      <text:p text:style-name="P1">Bachelorarbeit</text:p>
      <text:p text:style-name="P1"/>
      <text:p text:style-name="P3">Betreuender Hochschullehrer/Dozent(en):<text:tab/>Prof. Dr. Ing. habil. Klaus-Peter Fähnrich</text:p>
      <text:p text:style-name="P3">Betreuender Assistent:<text:tab/><text:tab/><text:tab/>Johannes Schmidt</text:p>
      <text:p text:style-name="P3"/>
      <text:p text:style-name="P4">Leipzig, &lt;nachtragen&gt;<text:tab/><text:tab/><text:tab/>vorgelegt von:<text:tab/><text:tab/>&lt;name&gt;</text:p>
      <text:p text:style-name="P4"><text:tab/><text:tab/><text:tab/><text:tab/><text:tab/><text:tab/><text:tab/><text:tab/><text:tab/>&lt;mat-nr&gt;</text:p>
      <text:p text:style-name="P4"><text:tab/><text:tab/><text:tab/><text:tab/><text:tab/><text:tab/><text:tab/><text:tab/><text:tab/>Studiengang Informatik</text:p>
      <text:p text:style-name="P4"/>
      <text:p text:style-name="P4"/>
      <text:p text:style-name="P25">Zusammenfassung</text:p>
      <text:p text:style-name="P5"/>
      <text:p text:style-name="P6">In der vorliegenden Bachelorarbeit geht es darum einen Prototyp eines Dokumenten<text:span text:style-name="T2">managementsystems(DMS) mit einer Graphdatenbank zu entwickeln. Um das Datenmodell möglichst realistisch zu implementieren wird auf eine bereits vorhandene Ausarbeitung zurück gegriffen. Diese ist die DIN EN 82045 Norm(82045). Besonderes Augenmerk soll auf 2 Fragen gelegt werden. Zum einen wie gut sich eine Graphdatenbank mit einem DMS integrieren lässt und was dabei zu beachten sein könnte? Zum anderen wie geeignet die 82045 für die Implementierung eines DMS im Allgemeinen und mit einer Graphdatenbank im besonderen ist?</text:span></text:p>
      <text:p text:style-name="P6"/>
      <text:p text:style-name="P6"/>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Inhaltsverzeichnis</text:p>
          </text:index-title>
          <text:p text:style-name="P32"><text:a xlink:type="simple" xlink:href="#__RefHeading__529_816806860" text:style-name="Index_20_Link" text:visited-style-name="Index_20_Link">1 Einleitung<text:tab/>7</text:a></text:p>
          <text:p text:style-name="P33"><text:a xlink:type="simple" xlink:href="#__RefHeading__129_1591488982" text:style-name="Index_20_Link" text:visited-style-name="Index_20_Link">1.1 Motivation<text:tab/>7</text:a></text:p>
          <text:p text:style-name="P33"><text:a xlink:type="simple" xlink:href="#__RefHeading__131_1591488982" text:style-name="Index_20_Link" text:visited-style-name="Index_20_Link">1.2 Aufbau der Arbeit<text:tab/>7</text:a></text:p>
          <text:p text:style-name="P32"><text:a xlink:type="simple" xlink:href="#__RefHeading__133_1591488982" text:style-name="Index_20_Link" text:visited-style-name="Index_20_Link">2 Grundlagen<text:tab/>8</text:a></text:p>
          <text:p text:style-name="P33"><text:a xlink:type="simple" xlink:href="#__RefHeading__135_1591488982" text:style-name="Index_20_Link" text:visited-style-name="Index_20_Link">2.1 Dokumentenmanagementsysteme<text:tab/>8</text:a></text:p>
          <text:p text:style-name="P33"><text:a xlink:type="simple" xlink:href="#__RefHeading__217_331427522" text:style-name="Index_20_Link" text:visited-style-name="Index_20_Link">2.2 DIN EN 82045<text:tab/>8</text:a></text:p>
          <text:p text:style-name="P33"><text:a xlink:type="simple" xlink:href="#__RefHeading__219_331427522" text:style-name="Index_20_Link" text:visited-style-name="Index_20_Link">2.3 Graphdatenbanken und Neo4J<text:tab/>8</text:a></text:p>
          <text:p text:style-name="P33"><text:a xlink:type="simple" xlink:href="#__RefHeading__221_331427522" text:style-name="Index_20_Link" text:visited-style-name="Index_20_Link">2.4 Verwendeter Technologiestack<text:tab/>8</text:a></text:p>
          <text:p text:style-name="P34"><text:a xlink:type="simple" xlink:href="#__RefHeading__223_331427522" text:style-name="Index_20_Link" text:visited-style-name="Index_20_Link">2.4.1 Spring<text:tab/>8</text:a></text:p>
          <text:p text:style-name="P34"><text:a xlink:type="simple" xlink:href="#__RefHeading__225_331427522" text:style-name="Index_20_Link" text:visited-style-name="Index_20_Link">2.4.2 AngularJS<text:tab/>8</text:a></text:p>
          <text:p text:style-name="P34"><text:a xlink:type="simple" xlink:href="#__RefHeading__227_331427522" text:style-name="Index_20_Link" text:visited-style-name="Index_20_Link">2.4.3 Spring Data Neo4J<text:tab/>8</text:a></text:p>
        </text:index-body>
      </text:table-of-content>
      <text:p text:style-name="P7"/>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8">Abbildungsverzeichnis</text:p>
          </text:index-title>
        </text:index-body>
      </text:illustration-index>
      <text:p text:style-name="P7"/>
      <text:p text:style-name="P26">Abkürzungsverzeichnis</text:p>
      <text:p text:style-name="P7">DMS<text:tab/><text:tab/>Dokumentenmanagementsystem</text:p>
      <text:p text:style-name="P7">82045<text:tab/><text:tab/>DIN EN 82045 Norm</text:p>
      <text:p text:style-name="P11">DBS<text:tab/><text:tab/>Datenbanksystem</text:p>
      <text:p text:style-name="P7"/>
      <text:p text:style-name="P7"/>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9">Tabellenverzeichnis</text:p>
          </text:index-title>
        </text:index-body>
      </text:table-index>
      <text:p text:style-name="P7"/>
      <text:h text:style-name="P37" text:outline-level="1"><text:bookmark-start text:name="__RefHeading__529_816806860"/>1 Einleitung<text:bookmark-end text:name="__RefHeading__529_816806860"/></text:h>
      <text:p text:style-name="P9">Dokumentenmanagementsysteme gehören zu den etablierten Systemen der modernen IT-Landschaft. <text:span text:style-name="T4">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0">Die NoSQL-Technologien sind <text:span text:style-name="T5">dem gegenüber</text:span> eher in den 2000er Jahren in den Fokus der Software- /<text:span text:style-name="T5">System</text:span>architekten geraten. <text:span text:style-name="T5">Graphdatenbanken im besonderen, haben gegenüber klassischen relationalen Datenbanksystemen(DBS) schon immer ein Schattendasein geführt und tun dies bis heute. Dabei könnten sich durch den Einsatz solcher Systeme, entweder als vollständiger Ersatz oder in einem „Polyglot Persistence“-Ansatz</text:span><text:span text:style-name="T5"><text:note text:id="ftn1" text:note-class="footnote"><text:note-citation>1</text:note-citation><text:note-body><text:p text:style-name="P36"><text:tab/><text:a xlink:type="simple" xlink:href="https://mva.microsoft.com/en-US/training-courses/polyglot-persistence-choosing-the-right-azure-storage-mix-8465?l=Lpa8p6Wz_904984382"><text:span text:style-name="T9">https://mva.microsoft.com/en-US/training-courses/polyglot-persistence-choosing-the-right-azure-storage-mix-8465?l=Lpa8p6Wz_904984382</text:span></text:a><text:span text:style-name="T9"><text:tab/>Abgerufen am 20.04.2016</text:span></text:p></text:note-body></text:note></text:span><text:span text:style-name="T5">, gravierende Vorteile ergeben.</text:span></text:p>
      <text:p text:style-name="P12">Dadurch das DMS bereits so lange und in großem Umfang in Verwendung sind haben sich bereits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 integrieren lässt. Des weiteren wird die 82045 in einer reduzierten Variante als Grundlage für das Datenmodell verwendet. Es wird eine Diskussion über die Benutzbarkeit der 82045 für die Implementierung eines DMS im Allgemeinen und eines DMS mit Graphdatenbank geben. Der Leser soll dadurch in die Lage versetzt werden besser einzuschätzen ob ein DMS mit Graphdatenbank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6">Aufbau</text:span> der Arbeit<text:bookmark-end text:name="__RefHeading__131_1591488982"/></text:h>
      <text:p text:style-name="P13"/>
      <text:p text:style-name="P13">Im Kapitel 2 wird auf die Grundlagen eingegangen, die zum weiteren Verständnis der Bachelorarbeit benötigt werden.</text:p>
      <text:p text:style-name="P13">Kapitel 3 beschäftigt sich mit blub</text:p>
      <text:p text:style-name="P13"/>
      <text:p text:style-name="P13"/>
      <text:h text:style-name="P37" text:outline-level="1"><text:bookmark-start text:name="__RefHeading__133_1591488982"/>2 Grundlagen<text:bookmark-end text:name="__RefHeading__133_1591488982"/></text:h>
      <text:p text:style-name="P14"/>
      <text:p text:style-name="P14">In diesem Kapitel Werden die Voraussetzungen geschaffen um diese Arbeit zu verstehen. Die ersten 3 Unterkapitel(DMS, DIN EN 82045 und „Graphdatenbanken und Neo4J“) sind notwendig zum Verständnis dieser Ausarbeitung. Das 4. Unterkapitel(Verwendeter Technologiestack) wird dann benötigt, wenn der Leser sich den Code des Prototypen ansehen und verstehen möchte.</text:p>
      <text:p text:style-name="P14"/>
      <text:h text:style-name="Heading_20_2" text:outline-level="2"><text:bookmark-start text:name="__RefHeading__135_1591488982"/>2.1 Dokumentenmanagements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2" text:note-class="footnote"><text:note-citation>2</text:note-citation><text:note-body><text:p text:style-name="P35"><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7">r</text:span> wollen also im weiteren <text:span text:style-name="T7">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 geschaffen um die komplizierten Prozesse beim behandeln von Dokumenten beherrschbar, wirtschaftlicher und einfacher benutzbar zu machen. <text:span text:style-name="T8">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10">- </text:span><text:span text:style-name="T11">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9">schreiben der Metadaten in ein (verteiltes)(polyglotes) DBS</text:span></text:p>
      <text:p text:style-name="Standard">- <text:span text:style-name="T9">senden von Benachrichtigungen an alle Relevanten Personen</text:span></text:p>
      <text:p text:style-name="Standard">- <text:span text:style-name="T9">automatische Einflussnahme auf zugehörige Tickets im Ticketsystem</text:span></text:p>
      <text:p text:style-name="Standard">- <text:span text:style-name="T9">festlegen wie das Dokument zu archivieren ist</text:span></text:p>
      <text:p text:style-name="Standard">- <text:span text:style-name="T9">archivieren des Dokumentes</text:span></text:p>
      <text:p text:style-name="Standard">- <text:span text:style-name="T9">updaten des Dokumentlebenszykluses</text:span></text:p>
      <text:p text:style-name="Standard">- …</text:p>
      <text:p text:style-name="P21"/>
      <text:p text:style-name="Standard"><text:span text:style-name="T12">Im Allgemeinen werden DMS genutzt, weil das folgende Vorteile gegenüber einer konventionellen Verwaltung von Dokumenten(also Unmengen von Papier) bietet</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3">[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2">Unabhängigkeit des Zugriffs von Ort und Zeit</text:span></text:p>
      <text:p text:style-name="Standard">- <text:span text:style-name="T14">Schnelle Verfügbarkeit der Dokumenten</text:span></text:p>
      <text:p text:style-name="Standard">- <text:span text:style-name="T14">Gleichzeitiger Zugriff auf die Dokumente durch mehrere Nutzer</text:span></text:p>
      <text:p text:style-name="Standard">- <text:span text:style-name="T14">Transparenz der Prozesse</text:span></text:p>
      <text:p text:style-name="Standard">- <text:span text:style-name="T14">Die Fortschreibung und Historienverwaltung von Dokumenten werden transparent, </text:span><text:soft-page-break/><text:span text:style-name="T14">nachvollziehbar und sicherer</text:span></text:p>
      <text:p text:style-name="Standard">- <text:span text:style-name="T14">Die Weiterleitung bzw. der Umlauf von Dokumenten wird beschleunigt, nachvollziehbar und sicherer</text:span></text:p>
      <text:p text:style-name="Standard">- ...</text:p>
      <text:p text:style-name="P22">Weitere Punkte und Erläuterungen finden sie bei der Quellenangabe.</text:p>
      <text:p text:style-name="Standard"><text:span text:style-name="T15">Abschließend muss noch gesagt werden, dass DM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3">[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6">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P23">Die DIN EN 82045 ist ein Versuch Dokumentenmanagemet zu standardisieren. Sie besteht aus 2 Teilen. Teil 1 behandelt Prinzipien ud Methoden des Dokumentenmanagements[Verweis 1]. Teil 2 behandelt Metadaten und und Informationsreferenzmodelle[Verweis 2]. Im Allgemeien sind DMS sehr stark auf Standards angewiesen[1 S. 231], um dieses Bedürfniss zu befriedigen wurde diese Norm erschaffen. </text:p>
      <text:p text:style-name="P23">Der gesammte Teil 1 dient dazu Begriffe und Konzepte im DMS-Umfeld zu definieren beziehungsweise zu erläutern. Er kann als eine Einführung in DMSs verstanden werden. Da diese Funktion besser von dem verwendeten Buch[1] erfüllt wird, soll auf den Teil 1 in dieser Arbeit nicht weiter eingegangen werden. Der interessierte Leser sei dennoch darauf hingewiesen, dass einige Aspekte dieses Teils das <text:span text:style-name="T18">Verständnis</text:span> des 2. Teils erleichtern bzw. neue Blickwinkel auf diesen liefern können. </text:p>
      <text:p text:style-name="P23">Teil 2 bietet ein Informationsreferenzmodell für die Metadaten die im Zusammenhang mit DMSs benötigt werden könnten. Dieser Teil ist <text:span text:style-name="T18">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P23">(1)<text:tab/>die Metadatentabelle[S. 17-38] </text:p>
      <text:p text:style-name="P23">(2)<text:tab/>die Liste der Entitäten[S. 39-75] </text:p>
      <text:p text:style-name="P23">(3)<text:tab/>der EXPRESS Quellcode[S. 76-82][Verweis auf EXPESS in Literaturv.] </text:p>
      <text:p text:style-name="P23">(4)<text:tab/>die DTD[S. 88-94] </text:p>
      <text:p text:style-name="P23">Auf den Ersten Blick könnte der Leser annehmen, dass diese Modelle alle nur verschiedene Representationsformen eines einzigen Informationsreferenzmodells sind. Das alle 4 aber im Kern semantisch äquivalent seien. Dem ist zwar nicht so, aber trotzdem muss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lnen Modellen teilweise voneinander ab oder sind je nach betrachteter Richtung abstrahiert bzw. spezialisiert[S. 5]. </text:p>
      <text:p text:style-name="P23">Die Norm hat im Grunde 2 Anwendungsbereiche. Zum einen als Referenzmodell für die Implementierung eines DMS und zum anderen für den <text:span text:style-name="T18">standardisierten</text:span> Datenaustausch[S. 7]. Da DTDs in erster Linie zur Validierung von (XML-)Dokumenten angewendet werden, sollte die DTD für den Datenaustausch genutzt werden. Und da das EXPRESS-Modell einem UML-Modell sehr ähnlich ist und UML Java sehr ähnlich ist sollte dieses als Grundlage für die Implementierung ei<text:span text:style-name="T18">n</text:span>es DMS verwendet werden. Die Metadatentabelle und die Liste der Entitäten sind sema<text:span text:style-name="T18">n</text:span>tisch am schwächsten und sollten als Referenz zum nachschlagen oder zur Inspiration verwendet werden.</text:p>
      <text:h text:style-name="Heading_20_2" text:outline-level="2"><text:bookmark-start text:name="__RefHeading__219_331427522"/>2.3 Graphdatenbanken und Neo4J<text:bookmark-end text:name="__RefHeading__219_331427522"/></text:h>
      <text:p text:style-name="P24">Es gibt unzählige Möglichkeiten die die Daten und Prozesse der realen Welt zu modellieren. Eine <text:soft-page-break/>der unserer Art zu denken am nächsten kommenden Weisen ist die Modellierung als Graph. Graphdatenbanken führen gegenüber den relationalen DBSs ein Schattendasein[beleg online vergleich]. Dies ist aber nur durch die historische Entwicklung und den damit verbundenen Forschungsvorsprung zu erklären. In <text:span text:style-name="T18">W</text:span>ahrheit liegt dem Menschen die Art in Relationen zu denken viel weniger als ein <text:span text:style-name="T18">g</text:span>raphbasierter Ansatz. </text:p>
      <text:p text:style-name="P24">Was ein Graph ist und welche Grundlegenden Konzepte damit einher gehen wird für diese Arbeit vorausgesetzt, weil es keinen Sinn macht ohne dieses Wissen diese Arbeit verstehen zu wollen und die Graphbasierte Denkweise Zeit braucht um gut vom Gehirn assimiliert zu werden. </text:p>
      <text:p text:style-name="P24">Nun ist es natürlich auch Möglich einen Graphen mit einer relationalen Datenbank zu erzeugen und zu verwalten. Das wirft die Frage auf ab wann von einem GDBS die Rede ist. Wir wollen folgende Definition verwenden: </text:p>
      <text:p text:style-name="P24">Eine Graphdatenbank ist jedes Speichersystem, dass Graphstrukturen mit Knoten und Kanten zum speichern von Daten nutzt.(frei übersetzt nach S. 58) </text:p>
      <text:p text:style-name="P24">Also wäre nach dieser Definition ein relationales DBS kein GDBS, weil die Daten als Tabellen gespeichert werden und das DBS keine expliziten Graphstrukturen anbietet. </text:p>
      <text:p text:style-name="P24">Das am meisten verwendete Untermodell ist das sogenannte "(labelled) property graph model"[S. 58].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p>
      <text:p text:style-name="P24">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p>
      <text:p text:style-name="P24">(1) wenn die Daten massiv interrelated/verlinkt sind </text:p>
      <text:p text:style-name="P24">(2) wenn die Anfragen sehr komplex und lang sind </text:p>
      <text:p text:style-name="P24">(3) wenn Anfragen überwiegen, die von Graphtraversierung profitieren können </text:p>
      <text:p text:style-name="P24">(4) wenn das Datenmodell nachträglich geändert werden <text:span text:style-name="T17">können </text:span>soll </text:p>
      <text:p text:style-name="P24">Zu (1): Natürlich macht es nur dann Sinn ein GDBS zu nutzen, wenn es auch (genügend) Kanten im System gibt. Wenn wir uns ein System vorstellen das nur Batch-Processing betreibt, dann ist ein GDBS zwar einsetzbar aber sehr ineffizient. Genauso könnten wir uns ein System vorstellen wo die Daten massiv interrelated sind. Bspw. wird der Datensatz der Panama-Papers[Verweis] auch mit einem GDBS(Neo4J) bearbeitet[beleg aljazera...]. Hier würde der Einsatz eines relationalen DBS durch die schiere Komplexität zu weniger Ergebnissen und wesentlich mehr Aufwand führen. </text:p>
      <text:p text:style-name="P24">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beleg suchen]. </text:p>
      <text:p text:style-name="P24">Zu (3): GDBS haben in einigen Bereichen Performanzvorteile und in einigen Bereichen Performanznachteile. Wenn die Anfragen mit Vorteilen nach der gewählten Metrik überwiegen kann ein GDBS sich im Gesamtbild bei der Performance rechnen. Vorteilhafte Anfragen sind bspw. die klassischen "Friend of a Friend of a ... Friend"-Anfragen. Nachteilig sind bspw. Aggregationen wie die Summe aller Verkäufe pro Quartal. </text:p>
      <text:p text:style-name="P24">Zu (4): Wie viele andere NoSQL-Systeme sind auch GDBS wesentlich flexibler was nachträgliche Änderungen ihres Datenmodells angeht als klassische relationale DBS.</text:p>
      <text:h text:style-name="Heading_20_2" text:outline-level="2"><text:bookmark-start text:name="__RefHeading__221_331427522"/>2.4 Verwendeter Technologiestack<text:bookmark-end text:name="__RefHeading__221_331427522"/></text:h>
      <text:p text:style-name="P14"/>
      <text:h text:style-name="Heading_20_3" text:outline-level="3"><text:bookmark-start text:name="__RefHeading__223_331427522"/>2.4.1 Spring<text:bookmark-end text:name="__RefHeading__223_331427522"/></text:h>
      <text:p text:style-name="P15"/>
      <text:h text:style-name="Heading_20_3" text:outline-level="3"><text:bookmark-start text:name="__RefHeading__225_331427522"/><text:soft-page-break/>2.4.2 AngularJS<text:bookmark-end text:name="__RefHeading__225_331427522"/></text:h>
      <text:p text:style-name="P15"/>
      <text:h text:style-name="Heading_20_3" text:outline-level="3"><text:bookmark-start text:name="__RefHeading__227_331427522"/>2.4.3 Spring Data Neo4J<text:bookmark-end text:name="__RefHeading__227_331427522"/></text:h>
      <text:p text:style-name="P15"/>
      <text:p text:style-name="P15"/>
      <text:p text:style-name="P14"/>
      <text:p text:style-name="P14"/>
      <text:p text:style-name="P14"/>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30">Literaturverzeichnis</text:p>
          </text:index-title>
        </text:index-body>
      </text:bibliography>
      <text:section text:style-name="Sect1" text:name="ZOTERO_BIBL {&quot;custom&quot;:[]} CSL_BIBLIOGRAPHY RND7P6LCAzIRP">
        <text:p text:style-name="Bibliography_20_1">[1]<text:tab/>K. Götzer, B. Maier, R. Schmale, K. Rehbock, und T. Komke, Hrsg., <text:span text:style-name="T3">Dokumenten-Management: Informationen im Unternehmen effizient nutzen</text:span>, 5., Vollst. überarb. und <text:s/>Aufl. Heidelberg: dpunkt-Verl, 2014.</text:p>
      </text:section>
      <text:p text:style-name="P27">Erklärung</text:p>
      <text:p text:style-name="P8">Ich versichere, dass ich die vorliegende Arbeit selbständig und nur unter Verwendung der angegebenen Quellen und Hilfsmittel angefertigt habe.</text:p>
      <text:p text:style-name="P8"/>
      <text:p text:style-name="P8">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4-26T18:26:38.013681598</dc:date>
    <meta:editing-duration>PT2H28M52S</meta:editing-duration>
    <meta:editing-cycles>17</meta:editing-cycles>
    <meta:generator>LibreOffice/4.2.8.2$Linux_X86_64 LibreOffice_project/420m0$Build-2</meta:generator>
    <meta:document-statistic meta:table-count="0" meta:image-count="0" meta:object-count="0" meta:page-count="13" meta:paragraph-count="103" meta:word-count="1989" meta:character-count="14518" meta:non-whitespace-character-count="12582"/>
    <meta:user-defined meta:name="ZOTERO_PREF_1">&lt;data data-version="3" zotero-version="4.0.29.8"&gt;&lt;session id="G3ocqjqB"/&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